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2952b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a845b" officeooo:paragraph-rsid="0012952b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paragraph-rsid="0012952b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2952b" officeooo:paragraph-rsid="0012952b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normal" officeooo:paragraph-rsid="0012952b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weight="normal" officeooo:paragraph-rsid="0012952b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0a845b" officeooo:paragraph-rsid="0012952b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a845b" officeooo:paragraph-rsid="0012952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952b" style:font-weight-asian="normal" style:font-weight-complex="normal"/>
    </style:style>
    <style:style style:name="T3" style:family="text">
      <style:text-properties officeooo:rsid="000a845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95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 СВЯЗИ И МАССОВЫХ КОММУНИКАЦИЙ </text:p>
      <text:p text:style-name="P3">Ордена Трудового Красного Знамени </text:p>
      <text:p text:style-name="P3">Федеральное государственное бюджетное образовательное учреждение высшего образования </text:p>
      <text:p text:style-name="P3">«Московский технический университет связи и информатики»</text:p>
      <text:p text:style-name="P1"/>
      <text:p text:style-name="P5">Отчет по практической работе №<text:span text:style-name="T5">3</text:span></text:p>
      <text:p text:style-name="P5"/>
      <text:p text:style-name="P5"/>
      <text:p text:style-name="P6"><text:span text:style-name="T4">Выполнил: </text:span><text:span text:style-name="T3">Студент группы БВТ2106 Петров Дмитрий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Москва</text:p>
      <text:p text:style-name="P7">2021</text:p>
      <text:p text:style-name="P2"><text:soft-page-break/>Цель: </text:p>
      <text:p text:style-name="P8"><text:tab/><text:span text:style-name="T5">Создать базу данных и веб-приложение, связанное с этой базой данных.</text:span></text:p>
      <text:p text:style-name="P2">Задание:</text:p>
      <text:p text:style-name="P2"><text:span text:style-name="T1"><text:tab/></text:span><text:span text:style-name="T2">Создать веб-приложение, связанное с базой данных, где реализован вход для пользователей существующих в базу данных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oft-page-break/><text:span text:style-name="T1">1. <text:s/>Создали базу данных postgres и заполнили ее данными.</text:span></text:p>
      <text:p text:style-name="P4"><text:span text:style-name="T1">2. Написали реализацию входа в аккаунт в файле app.py</text:span></text:p>
      <text:p text:style-name="P4"><text:span text:style-name="T1">3. Написали проверку на ошибку неправильного ввод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4:26:49.599042334</meta:creation-date>
    <dc:date>2021-11-24T14:33:21.959764666</dc:date>
    <meta:editing-duration>PT6M33S</meta:editing-duration>
    <meta:editing-cycles>1</meta:editing-cycles>
    <meta:document-statistic meta:table-count="0" meta:image-count="0" meta:object-count="0" meta:page-count="3" meta:paragraph-count="15" meta:word-count="89" meta:character-count="685" meta:non-whitespace-character-count="603"/>
    <meta:generator>LibreOffice/7.1.7.2$Linux_X86_64 LibreOffice_project/10$Build-2</meta:generator>
  </office:meta>
</office:document-meta>
</file>